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A0000004DD6D5C817.png"/>
  <manifest:file-entry manifest:media-type="image/png" manifest:full-path="Pictures/10000000000000B40000005C1F0B4DD7.png"/>
  <manifest:file-entry manifest:media-type="image/png" manifest:full-path="Pictures/10000000000000C00000006C09F08D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8.962cm" table:align="margins"/>
    </style:style>
    <style:style style:name="Tabella1.A" style:family="table-column">
      <style:table-column-properties style:column-width="8.269cm" style:rel-column-width="28579*"/>
    </style:style>
    <style:style style:name="Tabella1.B" style:family="table-column">
      <style:table-column-properties style:column-width="1.235cm" style:rel-column-width="4267*"/>
    </style:style>
    <style:style style:name="Tabella1.C" style:family="table-column">
      <style:table-column-properties style:column-width="9.458cm" style:rel-column-width="32689*"/>
    </style:style>
    <style:style style:name="Tabella1.1" style:family="table-row">
      <style:table-row-properties style:row-height="3.88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8.972cm" fo:margin-left="0cm" table:align="left"/>
    </style:style>
    <style:style style:name="Tabella2.A" style:family="table-column">
      <style:table-column-properties style:column-width="3.39cm"/>
    </style:style>
    <style:style style:name="Tabella2.B" style:family="table-column">
      <style:table-column-properties style:column-width="2.803cm"/>
    </style:style>
    <style:style style:name="Tabella2.C" style:family="table-column">
      <style:table-column-properties style:column-width="7.114cm"/>
    </style:style>
    <style:style style:name="Tabella2.D" style:family="table-column">
      <style:table-column-properties style:column-width="4.18cm"/>
    </style:style>
    <style:style style:name="Tabella2.E" style:family="table-column">
      <style:table-column-properties style:column-width="1.485cm"/>
    </style:style>
    <style:style style:name="Tabella2.1" style:family="table-row">
      <style:table-row-properties style:row-height="1.097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4" style:family="table">
      <style:table-properties style:width="18.972cm" fo:margin-left="0cm" table:align="left"/>
    </style:style>
    <style:style style:name="Tabella4.A" style:family="table-column">
      <style:table-column-properties style:column-width="1.293cm"/>
    </style:style>
    <style:style style:name="Tabella4.B" style:family="table-column">
      <style:table-column-properties style:column-width="4.9cm"/>
    </style:style>
    <style:style style:name="Tabella4.C" style:family="table-column">
      <style:table-column-properties style:column-width="4.733cm"/>
    </style:style>
    <style:style style:name="Tabella4.D" style:family="table-column">
      <style:table-column-properties style:column-width="8.047cm"/>
    </style:style>
    <style:style style:name="Tabella4.1" style:family="table-row">
      <style:table-row-properties style:row-height="1.746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background-color="#ffff99" fo:padding="0.097cm" fo:border="0.002cm solid #000000">
        <style:background-image/>
      </style:table-cell-properties>
    </style:style>
    <style:style style:name="Tabella5" style:family="table">
      <style:table-properties style:width="18.962cm" table:align="margins"/>
    </style:style>
    <style:style style:name="Tabella5.A" style:family="table-column">
      <style:table-column-properties style:column-width="18.962cm" style:rel-column-width="65535*"/>
    </style:style>
    <style:style style:name="Tabella5.A1" style:family="table-cell">
      <style:table-cell-properties fo:padding="0.097cm" fo:border-left="none" fo:border-right="none" fo:border-top="none" fo:border-bottom="0.002cm solid #000000"/>
    </style:style>
    <style:style style:name="Table1" style:family="table">
      <style:table-properties style:width="18.972cm" fo:margin-left="0cm" table:align="left"/>
    </style:style>
    <style:style style:name="Table1.A" style:family="table-column">
      <style:table-column-properties style:column-width="8.535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1.568cm"/>
    </style:style>
    <style:style style:name="Table1.D" style:family="table-column">
      <style:table-column-properties style:column-width="2.39cm"/>
    </style:style>
    <style:style style:name="Table1.E" style:family="table-column">
      <style:table-column-properties style:column-width="1.175cm"/>
    </style:style>
    <style:style style:name="Table1.F" style:family="table-column">
      <style:table-column-properties style:column-width="2.364cm"/>
    </style:style>
    <style:style style:name="Table1.G" style:family="table-column">
      <style:table-column-properties style:column-width="1.441cm"/>
    </style:style>
    <style:style style:name="Table1.A1" style:family="table-cell">
      <style:table-cell-properties fo:background-color="#c0c0c0" fo:padding="0.097cm" fo:border-left="none" fo:border-right="none" fo:border-top="0.002cm solid #000000" fo:border-bottom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none" fo:border-right="none" fo:border-top="0.002cm solid #000000" fo:border-bottom="0.002cm solid #000000"/>
    </style:style>
    <style:style style:name="Table1.4" style:family="table-row">
      <style:table-row-properties style:min-row-height="0.543cm"/>
    </style:style>
    <style:style style:name="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3" style:family="paragraph" style:parent-style-name="Footer" style:master-page-name="">
      <style:paragraph-properties fo:margin-left="6.1cm" fo:margin-right="0cm" fo:text-align="start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4d1" style:font-name="Arial1"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rial1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10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P12" style:family="paragraph" style:parent-style-name="Table_20_Contents">
      <style:text-properties style:font-name="Arial1" fo:font-size="4pt" fo:font-weight="bold" style:font-size-asian="3.5pt" style:font-weight-asian="bold" style:font-size-complex="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Arial1"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1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Arial1" fo:font-size="8pt" fo:font-style="italic" style:font-size-asian="8pt" style:font-style-asian="italic" style:font-size-complex="8pt" style:font-style-complex="italic"/>
    </style:style>
    <style:style style:name="P22" style:family="paragraph" style:parent-style-name="Table_20_Contents"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Table_20_Contents">
      <style:text-properties style:font-name="Arial1" fo:font-size="8pt" fo:font-style="italic" fo:background-color="transparent" style:font-size-asian="8pt" style:font-style-asian="italic" style:font-size-complex="8pt" style:font-style-complex="italic"/>
    </style:style>
    <style:style style:name="P25" style:family="paragraph" style:parent-style-name="Table_20_Contents">
      <style:text-properties style:font-name="Arial1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27" style:family="paragraph" style:parent-style-name="Table_20_Contents">
      <style:text-properties style:font-name="Arial1" fo:font-size="6pt" style:font-size-asian="5.25pt" style:font-size-complex="6pt"/>
    </style:style>
    <style:style style:name="P28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P30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6pt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fo:font-style="italic" style:font-size-asian="8pt" style:font-style-asian="italic" style:font-size-complex="8pt" style:font-style-complex="italic"/>
    </style:style>
    <style:style style:name="P32" style:family="paragraph" style:parent-style-name="Table_20_Contents">
      <style:paragraph-properties fo:margin-left="0.256cm" fo:margin-right="-0.009cm" fo:text-align="start" style:justify-single-word="false" fo:text-indent="0cm" style:auto-text-indent="false">
        <style:tab-stops>
          <style:tab-stop style:position="0cm"/>
          <style:tab-stop style:position="8.878cm"/>
        </style:tab-stops>
      </style:paragraph-properties>
      <style:text-properties style:font-name="Arial1" fo:font-size="8pt" fo:font-weight="normal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style:font-size-asian="8pt" style:font-size-complex="8pt"/>
    </style:style>
    <style:style style:name="P34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left="0.256cm" fo:margin-right="-0.009cm" fo:text-indent="0cm" style:auto-text-indent="false"/>
      <style:text-properties fo:color="#333333" style:font-name="Arial1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37" style:family="paragraph" style:parent-style-name="Table_20_Contents">
      <style:paragraph-properties fo:margin-left="0.256cm" fo:margin-right="-0.009cm" fo:text-indent="0cm" style:auto-text-indent="false"/>
      <style:text-properties fo:color="#333333" style:font-name="Arial1" fo:font-size="8pt" fo:font-style="italic" style:font-name-asian="Times New Roman" style:font-size-asian="8pt" style:font-style-asian="italic" style:font-name-complex="Times New Roman" style:font-size-complex="8pt" style:font-style-complex="italic"/>
    </style:style>
    <style:style style:name="P38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42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fo:background-color="transparent" style:font-size-asian="3.5pt" style:font-weight-asian="bold" style:font-size-complex="4pt" style:font-weight-complex="bold"/>
    </style:style>
    <style:style style:name="P43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6pt" fo:font-weight="bold" style:font-size-asian="5.25pt" style:font-weight-asian="bold" style:font-size-complex="6pt" style:font-weight-complex="bold"/>
    </style:style>
    <style:style style:name="P44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text-properties style:font-name="Arial" fo:font-size="6pt" style:font-size-asian="6pt" style:font-size-complex="6pt"/>
    </style:style>
    <style:style style:name="P47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48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49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50" style:family="paragraph" style:parent-style-name="Standard">
      <style:paragraph-properties fo:text-align="end" style:justify-single-word="false"/>
      <style:text-properties style:font-name="Arial1" fo:font-size="6pt" style:font-size-asian="6pt" style:font-size-complex="6pt"/>
    </style:style>
    <style:style style:name="P51" style:family="paragraph" style:parent-style-name="Table_20_Contents">
      <style:paragraph-properties fo:text-align="end" style:justify-single-word="false"/>
      <style:text-properties style:font-name="Arial1" fo:font-size="8pt" style:font-size-asian="8pt" style:font-size-complex="8pt"/>
    </style:style>
    <style:style style:name="P52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P55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33333" fo:font-style="normal" fo:background-color="transparent" style:font-name-asian="Times New Roman" style:font-style-asian="normal" style:font-name-complex="Times New Roman" style:font-style-complex="normal" loext:char-shading-value="0"/>
    </style:style>
    <style:style style:name="T4" style:family="text">
      <style:text-properties fo:color="#333333" style:font-name-asian="Times New Roman" style:font-name-complex="Times New Roman"/>
    </style:style>
    <style:style style:name="T5" style:family="text">
      <style:text-properties fo:color="#333333" fo:font-style="italic" fo:font-weight="bold" fo:background-color="transparent" style:font-name-asian="Times New Roman" style:font-style-asian="italic" style:font-weight-asian="bold" style:font-name-complex="Times New Roman" style:font-style-complex="italic" style:font-weight-complex="bold" loext:char-shading-value="0"/>
    </style:style>
    <style:style style:name="T6" style:family="text">
      <style:text-properties fo:color="#333333" fo:font-style="italic" fo:background-color="transparent" style:font-name-asian="Times New Roman" style:font-style-asian="italic" style:font-name-complex="Times New Roman" style:font-style-complex="italic" loext:char-shading-value="0"/>
    </style:style>
    <style:style style:name="T7" style:family="text">
      <style:text-properties fo:color="#333333" fo:font-weight="normal" style:font-name-asian="Times New Roman" style:font-weight-asian="normal" style:font-name-complex="Times New Roman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fo:font-size="6pt" fo:font-weight="normal" fo:background-color="transparent" style:font-size-asian="6pt" style:font-weight-asian="normal" style:font-size-complex="6pt" style:font-weight-complex="normal" loext:char-shading-value="0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style:font-size-asian="5.25pt" style:font-size-complex="6pt"/>
    </style:style>
    <style:style style:name="T14" style:family="text">
      <style:text-properties fo:font-size="12pt" fo:background-color="transparent" style:font-size-asian="12pt" style:font-size-complex="12pt" loext:char-shading-value="0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Arial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49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svg:stroke-color="#0084d1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svg:width="9.041cm" svg:height="4.007cm" svg:x="1.074cm" svg:y="3.67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style-name="gr2" svg:width="9.461cm" svg:height="4.037cm" svg:x="10.488cm" svg:y="3.672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6">Se.Ma.Ter. Srl</text:p>
            <text:p text:style-name="P37">Via S. Agostino Loc. Casarevole </text:p>
            <text:p text:style-name="P37">04024 GAETA (LT) - ITALY </text:p>
            <text:p text:style-name="P37">Tel. +39 0771 466034 </text:p>
            <text:p text:style-name="P37">fax <text:s/>+39 0771 466037</text:p>
            <text:p text:style-name="P37">Cod.Fisc. e P.IVA: 00142360593</text:p>
            <text:p text:style-name="P37">e-mail: info@semater.it</text:p>
            <text:p text:style-name="P37">web: http://www.semater.it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34"><text:placeholder text:placeholder-type="text">&lt;o.partner_id.parent_id or ''&gt;</text:placeholder></text:p>
            <text:p text:style-name="P35"><text:placeholder text:placeholder-type="text">&lt;o.partner_id.name or ''&gt;</text:placeholder></text:p>
            <text:p text:style-name="P30"/>
            <text:p text:style-name="P31"><text:placeholder text:placeholder-type="text">&lt;o.partner_id.street or ''&gt;</text:placeholder> </text:p>
            <text:p text:style-name="P31"><text:span text:style-name="T4"><text:placeholder text:placeholder-type="text">&lt;o.partner_id.zip or ''&gt;</text:placeholder></text:span><text:span text:style-name="T4"> </text:span><text:span text:style-name="T4"><text:placeholder text:placeholder-type="text">&lt;o.partner_id.city or ''&gt;</text:placeholder></text:span><text:span text:style-name="T4"> (</text:span><text:span text:style-name="T7"><text:placeholder text:placeholder-type="text">&lt;if test="o.partner_id.state_id"&gt;</text:placeholder></text:span><text:span text:style-name="T7"><text:placeholder text:placeholder-type="text">&lt;o.partner_id.zip or ''&gt;</text:placeholder></text:span><text:span text:style-name="T7"><text:placeholder text:placeholder-type="text">&lt;/if&gt;</text:placeholder></text:span><text:span text:style-name="T7">) - </text:span><text:span text:style-name="T7"><text:placeholder text:placeholder-type="text">&lt;o.partner_id.country_id.name or ''&gt;</text:placeholder></text:span></text:p>
            <text:p text:style-name="P33"><text:span text:style-name="T5">P.IVA</text:span><text:span text:style-name="T6">: </text:span><text:span text:style-name="T6"><text:placeholder text:placeholder-type="text">&lt;objects[0].partner_id.vat or ''&gt;</text:placeholder></text:span></text:p>
            <text:p text:style-name="P33"><text:span text:style-name="T5">C.F.</text:span><text:span text:style-name="T6">:</text:span><text:span text:style-name="T3"> </text:span><text:span text:style-name="T6"><text:placeholder text:placeholder-type="text">&lt;objects[0].partner_id.fiscalcode or ''&gt;</text:placeholder></text:span></text:p>
            <text:p text:style-name="P33"><text:span text:style-name="T8">TEL</text:span><text:span text:style-name="T9">: </text:span><text:span text:style-name="T9"><text:placeholder text:placeholder-type="text">&lt;objects[0].partner_id.phone or ''&gt;</text:placeholder></text:span><text:span text:style-name="T9"> </text:span></text:p>
            <text:p text:style-name="P33"><text:span text:style-name="T8">FAX</text:span><text:span text:style-name="T9">: </text:span><text:span text:style-name="T9"><text:placeholder text:placeholder-type="text">&lt;objects[0].partner_id.fax or ''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38">Data fattura <text:span text:style-name="T12">(date invoice)</text:span></text:p>
            <text:p text:style-name="P41"/>
            <text:p text:style-name="P22"><text:placeholder text:placeholder-type="text">&lt;o.date_invoice and formatLang(o.date_invoice,date=True) or ''&gt;</text:placeholder></text:p>
            <text:p text:style-name="P12"/>
          </table:table-cell>
          <table:table-cell table:style-name="Tabella2.A1" office:value-type="string">
            <text:p text:style-name="P38">N. fattura <text:span text:style-name="T12">(</text:span><text:span text:style-name="T12">n.</text:span><text:span text:style-name="T12">invoice)</text:span></text:p>
            <text:p text:style-name="P41"/>
            <text:p text:style-name="P22"><text:placeholder text:placeholder-type="text">&lt;o.number or ''&gt;</text:placeholder></text:p>
          </table:table-cell>
          <table:table-cell table:style-name="Tabella2.A1" office:value-type="string">
            <text:p text:style-name="P38">Vs. riferimento <text:span text:style-name="T13">(your reference)</text:span>:</text:p>
            <text:p text:style-name="P41"/>
            <text:p text:style-name="P32"><text:placeholder text:placeholder-type="text">&lt;o.name or ''&gt;</text:placeholder></text:p>
          </table:table-cell>
          <table:table-cell table:style-name="Tabella2.A1" office:value-type="string">
            <text:p text:style-name="P16">Ns. riferimento <text:span text:style-name="T13">(our reference)</text:span>:</text:p>
            <text:p text:style-name="P13"/>
            <text:p text:style-name="P23"><text:placeholder text:placeholder-type="text">&lt;if test="o.user_id"&gt;</text:placeholder></text:p>
            <text:p text:style-name="P23"><text:placeholder text:placeholder-type="text">&lt;o.user_id.name or ''&gt;</text:placeholder></text:p>
            <text:p text:style-name="P44"><text:placeholder text:placeholder-type="text">&lt;/if&gt;</text:placeholder></text:p>
          </table:table-cell>
          <table:table-cell table:style-name="Tabella2.E1" office:value-type="string">
            <text:p text:style-name="P38">Pagine</text:p>
            <text:p text:style-name="P43">(Page):</text:p>
            <text:p text:style-name="P15"><text:page-number text:select-page="current">1</text:page-number>/<text:page-count>1</text:page-count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38">Cod.</text:p>
            <text:p text:style-name="P41"/>
            <text:p text:style-name="P21"><text:placeholder text:placeholder-type="text">&lt;o.partner_id.ref or ''&gt;</text:placeholder></text:p>
            <text:p text:style-name="P27"/>
          </table:table-cell>
          <table:table-cell table:style-name="Tabella4.A1" office:value-type="string">
            <text:p text:style-name="P38">Cond. di pagamento<text:span text:style-name="T12"> </text:span><text:span text:style-name="T12">(term of payment)</text:span>:</text:p>
            <text:p text:style-name="P41"/>
            <text:p text:style-name="P40"><text:placeholder text:placeholder-type="text">&lt;o.payment_term.name or ''&gt;</text:placeholder></text:p>
          </table:table-cell>
          <table:table-cell table:style-name="Tabella4.A1" office:value-type="string">
            <text:p text:style-name="P16">Documento di origine <text:span text:style-name="T12">(origin)</text:span>:</text:p>
            <text:p text:style-name="P13"/>
            <text:p text:style-name="P40"><text:placeholder text:placeholder-type="text">&lt;o.origin or ''&gt;</text:placeholder></text:p>
          </table:table-cell>
          <table:table-cell table:style-name="Tabella4.D1" office:value-type="string">
            <text:p text:style-name="P39">Banca di appoggio (Bank):</text:p>
            <text:p text:style-name="P42"/>
            <text:p text:style-name="P25">Monte dei Paschi di Siena</text:p>
            <text:p text:style-name="P24">AG. Gaeta <text:s text:c="2"/>ABI: 01030 CAB: 73990 <text:s/>SWIFT: PASCITMMGAE</text:p>
            <text:p text:style-name="P24">IBAN: IT78Q0103073990000001085733 </text:p>
          </table:table-cell>
        </table:table-row>
      </table:table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26"><text:span text:style-name="T10"><text:placeholder text:placeholder-type="text">&lt;if test="o.type == 'out_invoice' or o.type == 'in_invoice'"&gt;</text:placeholder></text:span><text:span text:style-name="T10"><text:placeholder text:placeholder-type="text">&lt;if test="o.state == 'draft'"&gt;</text:placeholder></text:span><text:span text:style-name="T15">BOZZA DI FATTURA – DRAFT INVOICE</text:span><text:span text:style-name="T11"><text:placeholder text:placeholder-type="text">&lt;/if&gt;</text:placeholder></text:span><text:span text:style-name="T11"><text:placeholder text:placeholder-type="text">&lt;if test="o.state != 'draft'"&gt;</text:placeholder></text:span><text:span text:style-name="T14">FATTURA - INVOICE</text:span><text:span text:style-name="T11"><text:placeholder text:placeholder-type="text">&lt;/if&gt;</text:placeholder></text:span><text:span text:style-name="T11"><text:placeholder text:placeholder-type="text">&lt;/if&gt;</text:placeholder></text:span><text:span text:style-name="T11"><text:placeholder text:placeholder-type="text">&lt;if test="o.type == 'out_refund' or o.type == 'in_refund'"&gt;</text:placeholder></text:span><text:span text:style-name="T14">NOTA DI CREDITO - REFUND</text:span><text:span text:style-name="T11"><text:placeholder text:placeholder-type="text">&lt;/if&gt;</text:placeholder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[Codice] Descrizione Articolo</text:p>
          </table:table-cell>
          <table:table-cell table:style-name="Table1.A1" office:value-type="string">
            <text:p text:style-name="P7">U.M.</text:p>
          </table:table-cell>
          <table:table-cell table:style-name="Table1.A1" office:value-type="string">
            <text:p text:style-name="P7">Q.tà</text:p>
          </table:table-cell>
          <table:table-cell table:style-name="Table1.A1" office:value-type="string">
            <text:p text:style-name="P7">Imp. Unitario</text:p>
          </table:table-cell>
          <table:table-cell table:style-name="Table1.A1" office:value-type="string">
            <text:p text:style-name="P7">Sc. %</text:p>
          </table:table-cell>
          <table:table-cell table:style-name="Table1.A1" office:value-type="string">
            <text:p text:style-name="P7">Imponibile</text:p>
          </table:table-cell>
          <table:table-cell table:style-name="Table1.A1" office:value-type="string">
            <text:p text:style-name="P7">IVA</text:p>
          </table:table-cell>
        </table:table-row>
        <table:table-row>
          <table:table-cell table:style-name="Table1.A2" table:number-columns-spanned="7" office:value-type="string">
            <text:p text:style-name="P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><text:placeholder text:placeholder-type="text">&lt;line.name or ''&gt;</text:placeholder></text:p>
          </table:table-cell>
          <table:table-cell table:style-name="Table1.A3" office:value-type="string">
            <text:p text:style-name="P19"><text:placeholder text:placeholder-type="text">&lt;line.uos_id.name or ''&gt;</text:placeholder></text:p>
          </table:table-cell>
          <table:table-cell table:style-name="Table1.A3" office:value-type="string">
            <text:p text:style-name="P19"><text:placeholder text:placeholder-type="text">&lt;formatLang(line.quantity)&gt;</text:placeholder></text:p>
          </table:table-cell>
          <table:table-cell table:style-name="Table1.A3" office:value-type="string">
            <text:p text:style-name="P18"><text:placeholder text:placeholder-type="text">&lt;line.price_unit  or ''&gt;</text:placeholder>0 €</text:p>
          </table:table-cell>
          <table:table-cell table:style-name="Table1.A3" office:value-type="string">
            <text:p text:style-name="P20"><text:placeholder text:placeholder-type="text">&lt;str('%.0f' % line.discount) +'%'&gt;</text:placeholder></text:p>
          </table:table-cell>
          <table:table-cell table:style-name="Table1.A3" office:value-type="string">
            <text:p text:style-name="P18"><text:placeholder text:placeholder-type="text">&lt;line.price_subtotal and formatLang(line.price_subtotal) or ''&gt;</text:placeholder> €</text:p>
          </table:table-cell>
          <table:table-cell table:style-name="Table1.A3" office:value-type="string">
            <text:p text:style-name="P18"><text:placeholder text:placeholder-type="text">&lt;line.invoice_line_tax_id and formatLang((line.invoice_line_tax_id[0].amount) * 100) or ''&gt;</text:placeholder> %</text:p>
          </table:table-cell>
        </table:table-row>
        <table:table-row table:style-name="Table1.4">
          <table:table-cell table:style-name="Table1.A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18cm" fo:margin-left="0.03cm" fo:margin-right="0.014cm" table:align="margins"/>
    </style:style>
    <style:style style:name="Tabella8.A" style:family="table-column">
      <style:table-column-properties style:column-width="5.292cm" style:rel-column-width="18331*"/>
    </style:style>
    <style:style style:name="Tabella8.B" style:family="table-column">
      <style:table-column-properties style:column-width="2.434cm" style:rel-column-width="8432*"/>
    </style:style>
    <style:style style:name="Tabella8.C" style:family="table-column">
      <style:table-column-properties style:column-width="1.614cm" style:rel-column-width="5591*"/>
    </style:style>
    <style:style style:name="Tabella8.D" style:family="table-column">
      <style:table-column-properties style:column-width="5.793cm" style:rel-column-width="20066*"/>
    </style:style>
    <style:style style:name="Tabella8.E" style:family="table-column">
      <style:table-column-properties style:column-width="3.785cm" style:rel-column-width="13115*"/>
    </style:style>
    <style:style style:name="Tabella8.1" style:family="table-row">
      <style:table-row-properties style:row-height="1.439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E1" style:family="table-cell">
      <style:table-cell-properties fo:padding="0.097cm" fo:border="0.002cm solid #000000"/>
    </style:style>
    <style:style style:name="Tabella8.2" style:family="table-row">
      <style:table-row-properties style:min-row-height="1.233cm"/>
    </style:style>
    <style:style style:name="Tabel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.3" style:family="table-row">
      <style:table-row-properties style:min-row-height="0.101cm"/>
    </style:style>
    <style:style style:name="Tabella8.A3" style:family="table-cell">
      <style:table-cell-properties fo:padding="0.097cm" fo:border-left="0.002cm solid #000000" fo:border-right="none" fo:border-top="none" fo:border-bottom="none"/>
    </style:style>
    <style:style style:name="Tabella8.B3" style:family="table-cell">
      <style:table-cell-properties fo:padding="0.097cm" fo:border="none"/>
    </style:style>
    <style:style style:name="Tabella8.D3" style:family="table-cell">
      <style:table-cell-properties fo:padding="0.097cm" fo:border-left="0.002cm solid #000000" fo:border-right="none" fo:border-top="none" fo:border-bottom="0.002cm solid #000000"/>
    </style:style>
    <style:style style:name="Tabella8.5" style:family="table-row">
      <style:table-row-properties style:min-row-height="0.37cm"/>
    </style:style>
    <style:style style:name="Tabella8.C6" style:family="table-cell" style:data-style-name="N105">
      <style:table-cell-properties fo:padding="0.097cm" fo:border="none"/>
    </style:style>
    <style:style style:name="Tabella8.7" style:family="table-row">
      <style:table-row-properties style:min-row-height="0.642cm"/>
    </style:style>
    <style:style style:name="M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2" style:family="paragraph">
      <style:paragraph-properties fo:text-align="center"/>
    </style:style>
    <style:style style:name="MP3" style:family="paragraph" style:parent-style-name="Footer" style:master-page-name="">
      <style:paragraph-properties fo:margin-left="6.1cm" fo:margin-right="0cm" fo:text-align="start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4d1" style:font-name="Arial1"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MP4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5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6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MP7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M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MP9" style:family="paragraph" style:parent-style-name="Standard">
      <style:text-properties style:font-name="Arial" fo:font-size="9pt" style:font-size-asian="9pt" style:font-size-complex="9pt"/>
    </style:style>
    <style:style style:name="MP10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MP11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13" style:family="paragraph" style:parent-style-name="Standard">
      <style:text-properties style:font-name="Arial" fo:font-size="6pt" style:font-size-asian="6pt" style:font-size-complex="6pt"/>
    </style:style>
    <style:style style:name="MP14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15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6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7" style:family="paragraph" style:parent-style-name="Standard">
      <style:paragraph-properties fo:text-align="end" style:justify-single-word="false"/>
      <style:text-properties style:font-name="Arial1" fo:font-size="6pt" style:font-size-asian="6pt" style:font-size-complex="6pt"/>
    </style:style>
    <style:style style:name="MP18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P19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MP20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.499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0084d1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36cm" fo:margin-bottom="1.101cm" fo:margin-left="1.028cm" fo:margin-right="1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33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0.22cm" svg:y="0.056cm" svg:width="5.759cm" svg:height="2.683cm" draw:z-index="2"><draw:image xlink:href="Pictures/10000000000000B40000005C1F0B4DD7.png" xlink:type="simple" xlink:show="embed" xlink:actuate="onLoad"/></draw:frame><draw:frame draw:style-name="Mfr1" draw:name="Immagine2" text:anchor-type="paragraph" svg:x="9.8cm" svg:y="0.194cm" svg:width="4.172cm" style:rel-width="22%" svg:height="1.367cm" style:rel-height="50%" draw:z-index="4"><draw:image xlink:href="Pictures/10000000000000EA0000004DD6D5C817.png" xlink:type="simple" xlink:show="embed" xlink:actuate="onLoad"/></draw:frame><draw:frame draw:style-name="Mfr2" draw:name="Immagine3" text:anchor-type="paragraph" svg:x="14.39cm" svg:y="-0.46cm" svg:width="3.731cm" svg:height="2cm" draw:z-index="3"><draw:image xlink:href="Pictures/10000000000000C00000006C09F08D39.png" xlink:type="simple" xlink:show="embed" xlink:actuate="onLoad"/></draw:frame></text:p>
        <text:p text:style-name="MP1"><draw:line text:anchor-type="paragraph" draw:z-index="5" draw:style-name="Mgr1" draw:text-style-name="MP2" svg:x1="1.923cm" svg:y1="1.242cm" svg:x2="18.934cm" svg:y2="1.242cm"><text:p/></draw:line></text:p>
        <text:p text:style-name="MP1"/>
        <text:p text:style-name="MP1"/>
        <text:p text:style-name="MP1"/>
        <text:p text:style-name="MP3">Capitale Sociale €26.000,00 int. vers.- Reg. Soc. Latina n. 3034 – C.C.I.A.A. Latina n. 47567</text:p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column table:style-name="Tabella8.D"/>
          <table:table-column table:style-name="Tabella8.E"/>
          <table:table-row table:style-name="Tabella8.1">
            <table:table-cell table:style-name="Tabella8.A1" table:number-rows-spanned="2" table:number-columns-spanned="4" office:value-type="string">
              <text:p text:style-name="MP4">Annotazioni: </text:p>
              <text:p text:style-name="MP5"><text:placeholder text:placeholder-type="text">&lt;o.comment or ''&gt;</text:placeholder></text:p>
            </table:table-cell>
            <table:covered-table-cell/>
            <table:covered-table-cell/>
            <table:covered-table-cell/>
            <table:table-cell table:style-name="Tabella8.E1" office:value-type="string">
              <text:p text:style-name="MP6">Imponibile:</text:p>
              <text:p text:style-name="MP7"><text:span text:style-name="MT1"><text:placeholder text:placeholder-type="text">&lt;formatLang(o.amount_untaxed)&gt;</text:placeholder></text:span> €</text:p>
            </table:table-cell>
          </table:table-row>
          <table:table-row table:style-name="Tabella8.2">
            <table:covered-table-cell/>
            <table:covered-table-cell/>
            <table:covered-table-cell/>
            <table:covered-table-cell/>
            <table:table-cell table:style-name="Tabella8.E2" office:value-type="string">
              <text:p text:style-name="MP6">Imposta:</text:p>
              <text:p text:style-name="MP7"><text:span text:style-name="MT1"><text:placeholder text:placeholder-type="text">&lt;formatLang(o.amount_tax)&gt;</text:placeholder></text:span> €</text:p>
            </table:table-cell>
          </table:table-row>
          <table:table-row table:style-name="Tabella8.3">
            <table:table-cell table:style-name="Tabella8.A3" office:value-type="string">
              <text:p text:style-name="MP8">Riepilogo Iva:</text:p>
            </table:table-cell>
            <table:table-cell table:style-name="Tabella8.B3" office:value-type="string">
              <text:p text:style-name="MP9"/>
            </table:table-cell>
            <table:table-cell table:style-name="Tabella8.B3" office:value-type="string">
              <text:p text:style-name="MP9"/>
            </table:table-cell>
            <table:table-cell table:style-name="Tabella8.D3" table:number-rows-spanned="6" office:value-type="string">
              <text:p text:style-name="MP6">Scadenze:</text:p>
              <text:p text:style-name="MP10"/>
              <text:p text:style-name="MP11"><text:placeholder text:placeholder-type="text">&lt;o.date_due and formatLang(o.date_due,date=True) or ''&gt;</text:placeholder></text:p>
            </table:table-cell>
            <table:table-cell table:style-name="Tabella8.E2" table:number-rows-spanned="6" office:value-type="string">
              <text:p text:style-name="MP6">Totale Documento:</text:p>
              <text:p text:style-name="MP6"/>
              <text:p text:style-name="MP12"><text:placeholder text:placeholder-type="text">&lt;formatLang(o.amount_total)&gt;</text:placeholder> €</text:p>
            </table:table-cell>
          </table:table-row>
          <table:table-row>
            <table:table-cell table:style-name="Tabella8.A3" office:value-type="string">
              <text:p text:style-name="MP13"/>
            </table:table-cell>
            <table:table-cell table:style-name="Tabella8.B3" office:value-type="string">
              <text:p text:style-name="MP14">Imponibile</text:p>
            </table:table-cell>
            <table:table-cell table:style-name="Tabella8.B3" office:value-type="string">
              <text:p text:style-name="MP14">Importo</text:p>
            </table:table-cell>
            <table:covered-table-cell/>
            <table:covered-table-cell/>
          </table:table-row>
          <table:table-row table:style-name="Tabella8.5">
            <table:table-cell table:style-name="Tabella8.D3" table:number-columns-spanned="3" office:value-type="string">
              <text:p text:style-name="MP15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A3" office:value-type="string">
              <text:p text:style-name="MP16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17"><text:span text:style-name="MT2"><text:placeholder text:placeholder-type="text">&lt;line.base or ''&gt;</text:placeholder></text:span><text:span text:style-name="MT2"> €</text:span></text:p>
            </table:table-cell>
            <table:table-cell table:style-name="Tabella8.C6" office:value-type="currency" office:currency="EUR" office:value="0">
              <text:p text:style-name="MP18"><text:span text:style-name="MT2"><text:placeholder text:placeholder-type="text">&lt;line.amount or ''&gt;</text:placeholder></text:span><text:span text:style-name="MT2"> €</text:span></text:p>
            </table:table-cell>
            <table:covered-table-cell/>
            <table:covered-table-cell/>
          </table:table-row>
          <table:table-row table:style-name="Tabella8.7">
            <table:table-cell table:style-name="Tabella8.A3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D3" table:number-columns-spanned="3" office:value-type="string">
              <text:p text:style-name="MP20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e </meta:initial-creator>
    <meta:creation-date>2010-09-07T12:12:43</meta:creation-date>
    <meta:generator>OpenOffice/4.1.1$Win32 OpenOffice.org_project/411m6$Build-9775</meta:generator>
    <dc:date>2016-02-26T20:07:05.23</dc:date>
    <meta:editing-duration>P1DT8H33M46S</meta:editing-duration>
    <meta:editing-cycles>381</meta:editing-cycles>
    <dc:creator>Massimiliano Casa</dc:creator>
    <meta:document-statistic meta:table-count="6" meta:image-count="3" meta:object-count="0" meta:page-count="1" meta:paragraph-count="75" meta:word-count="273" meta:character-count="2293"/>
  </office:meta>
</office:document-meta>
</file>